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nsolas" fo:font-size="12pt" fo:font-weight="bold" fo:background-color="#ffff00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12pt" style:font-size-asian="12pt" style:font-size-complex="12pt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nsolas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join-border="false"/>
      <style:text-properties style:font-name="Consola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fo:background-color="#ffff00" style:font-weight-asian="bold" style:font-weight-complex="bold"/>
    </style:style>
    <style:style style:name="T3" style:family="text">
      <style:text-properties fo:color="#800000" fo:background-color="#ffff00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1">ESERCIZIO 1</text:p>
      <text:p text:style-name="P2"/>
      <text:p text:style-name="P3">IP ADDRESS: 1.1.1.1/8</text:p>
      <text:p text:style-name="P2"/>
      <text:p text:style-name="P2">CONVERSIONE IN BINARIO:</text:p>
      <text:p text:style-name="P2"/>
      <text:p text:style-name="P2">00000001.00000001.00000001.00000001</text:p>
      <text:p text:style-name="P2"/>
      <text:p text:style-name="P3">CALCOLO SUBNET MASK:</text:p>
      <text:p text:style-name="P2"/>
      <text:p text:style-name="P2">( / 8 ) = 11111111.00000000.00000000.00000000 <text:s/>= <text:span text:style-name="T1">255.0.0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00000001.00000001.00000001.00000001</text:p>
      <text:p text:style-name="P2">Conversione Subnet Mask binario:</text:p>
      <text:p text:style-name="P2">11111111.00000000.00000000.00000000</text:p>
      <text:p text:style-name="P2"/>
      <text:p text:style-name="P2">Quindi ottengo:</text:p>
      <text:p text:style-name="P2">00000001.00000000.00000000.00000000 = <text:span text:style-name="T1">1.0.0.0</text:span></text:p>
      <text:p text:style-name="P2"><text:span text:style-name="T1"/></text:p>
      <text:p text:style-name="P2"><text:span text:style-name="T1">CALCOLO HOST: 256x256x256 16777216 – 2 = 16777214</text:span></text:p>
      <text:p text:style-name="P2"><text:span text:style-name="T1"/></text:p>
      <text:p text:style-name="P2"><text:span text:style-name="T1">IP BROADCAST: 1.255.255.255</text:span></text:p>
      <text:p text:style-name="P2"><text:span text:style-name="T1"/></text:p>
      <text:p text:style-name="P2"><text:span text:style-name="T1">GATEWAY “CONVENZIONALE” = 1.0.0.1</text:span></text:p>
      <text:p text:style-name="P6"><text:span text:style-name="T1"/></text:p>
      <text:p text:style-name="P2"><text:span text:style-name="T2"/></text:p>
      <text:p text:style-name="P2"><text:span text:style-name="T2">ESERCIZIO 2</text:span></text:p>
      <text:p text:style-name="P2"/>
      <text:p text:style-name="P3">IP ADDRESS: 128.1.6.5/12</text:p>
      <text:p text:style-name="P2"/>
      <text:p text:style-name="P2">CONVERSIONE IN BINARIO:</text:p>
      <text:p text:style-name="P2"/>
      <text:p text:style-name="P2">10000000.00000001.00000110.00000101</text:p>
      <text:p text:style-name="P2"/>
      <text:p text:style-name="P3">CALCOLO SUBNET MASK:</text:p>
      <text:p text:style-name="P2"/>
      <text:p text:style-name="P2">( / 12 ) = 11111111.11110000.00000000.00000000 <text:s/>= <text:span text:style-name="T1">255.240.0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10000000.00000001.00000110.00000101</text:p>
      <text:p text:style-name="P2">Conversione Subnet Mask binario:</text:p>
      <text:p text:style-name="P2">11111111.11110000.00000000.00000000</text:p>
      <text:p text:style-name="P2"/>
      <text:p text:style-name="P2">Quindi ottengo:</text:p>
      <text:p text:style-name="P2">10000000.00000000.00000000.00000000 = <text:span text:style-name="T1">128.0.0.0</text:span></text:p>
      <text:p text:style-name="P2"><text:soft-page-break/><text:span text:style-name="T1"/></text:p>
      <text:p text:style-name="P2"><text:span text:style-name="T1">CALCOLO HOST: 16X256X256 = 1048576 – 2 = 1048574</text:span></text:p>
      <text:p text:style-name="P2"><text:span text:style-name="T1"/></text:p>
      <text:p text:style-name="P2"><text:span text:style-name="T1">IP BROADCAST: 128.15.255.255</text:span></text:p>
      <text:p text:style-name="P2"><text:span text:style-name="T1"/></text:p>
      <text:p text:style-name="P2"><text:span text:style-name="T1">GATEWAY “CONVENZIONALE” = 128.0.0.1</text:span></text:p>
      <text:p text:style-name="P6"><text:span text:style-name="T1"/></text:p>
      <text:p text:style-name="P5"><text:span text:style-name="T1"/></text:p>
      <text:p text:style-name="P1">ESERCIZIO 3</text:p>
      <text:p text:style-name="P2"/>
      <text:p text:style-name="P3">IP ADDRESS: 200.1.2.3/24</text:p>
      <text:p text:style-name="P2"/>
      <text:p text:style-name="P2">CONVERSIONE IN BINARIO:</text:p>
      <text:p text:style-name="P2"/>
      <text:p text:style-name="P2">11001000.00000001.00000010.00000011</text:p>
      <text:p text:style-name="P2"/>
      <text:p text:style-name="P3">CALCOLO SUBNET MASK:</text:p>
      <text:p text:style-name="P2"/>
      <text:p text:style-name="P2">( / 24 ) = 11111111.11111111.11111111.00000000 <text:s/>= <text:span text:style-name="T1">255.255.255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11001000.00000001.00000010.00000011</text:p>
      <text:p text:style-name="P2">Conversione Subnet Mask binario:</text:p>
      <text:p text:style-name="P2">11111111.11111111.11111111.00000000</text:p>
      <text:p text:style-name="P2"/>
      <text:p text:style-name="P2">Quindi ottengo:</text:p>
      <text:p text:style-name="P2">11001000.00000001.00000010.00000011 = <text:span text:style-name="T1">200.1.2.0</text:span></text:p>
      <text:p text:style-name="P2"><text:span text:style-name="T1"/></text:p>
      <text:p text:style-name="P2"><text:span text:style-name="T1">CALCOLO HOST: 256 – 2 = 254</text:span></text:p>
      <text:p text:style-name="P2"><text:span text:style-name="T1"/></text:p>
      <text:p text:style-name="P2"><text:span text:style-name="T1">IP BROADCAST: 200.1.2.255</text:span></text:p>
      <text:p text:style-name="P2"><text:span text:style-name="T1"/></text:p>
      <text:p text:style-name="P2"><text:span text:style-name="T1">GATEWAY “CONVENZIONALE” = 200.1.2.1</text:span></text:p>
      <text:p text:style-name="P6"><text:span text:style-name="T1"/></text:p>
      <text:p text:style-name="P5"><text:span text:style-name="T1"/></text:p>
      <text:p text:style-name="P3"><text:span text:style-name="T3">ESERCIZIO 4</text:span></text:p>
      <text:p text:style-name="P2"/>
      <text:p text:style-name="P3">IP ADDRESS: 192.192.1.1/22</text:p>
      <text:p text:style-name="P2"/>
      <text:p text:style-name="P2">CONVERSIONE IN BINARIO:</text:p>
      <text:p text:style-name="P2"/>
      <text:p text:style-name="P2">11000000.11000000.0000001.00000001</text:p>
      <text:p text:style-name="P2"/>
      <text:p text:style-name="P3">CALCOLO SUBNET MASK:</text:p>
      <text:p text:style-name="P2"/>
      <text:p text:style-name="P2">( / 22 ) = 11111111.11111111.11111100.00000000 <text:s/>= <text:span text:style-name="T1">255.255.252.0</text:span></text:p>
      <text:p text:style-name="P2"/>
      <text:p text:style-name="P3">CALCOLO IP NETWORK CON OPERATORE “AND” :</text:p>
      <text:p text:style-name="P2"/>
      <text:p text:style-name="P2"><text:soft-page-break/>Conversione IP address binario:</text:p>
      <text:p text:style-name="P2">11000000.11000000.0000001.00000001</text:p>
      <text:p text:style-name="P2">Conversione Subnet Mask binario:</text:p>
      <text:p text:style-name="P2">11111111.11111111.11111100.00000000</text:p>
      <text:p text:style-name="P2"/>
      <text:p text:style-name="P2">Quindi ottengo:</text:p>
      <text:p text:style-name="P2">11000000.11000000.00000000.00000000 = <text:span text:style-name="T1">192.192.0.0</text:span></text:p>
      <text:p text:style-name="P2"><text:span text:style-name="T1"/></text:p>
      <text:p text:style-name="P2"><text:span text:style-name="T1">CALCOLO HOST: 4X256 = 1024 – 2 = 1022</text:span></text:p>
      <text:p text:style-name="P2"><text:span text:style-name="T1"/></text:p>
      <text:p text:style-name="P2"><text:span text:style-name="T1">IP BROADCAST: 192.192.3.255</text:span></text:p>
      <text:p text:style-name="P2"><text:span text:style-name="T1"/></text:p>
      <text:p text:style-name="P2"><text:span text:style-name="T1">GATEWAY “CONVENZIONALE” = 192.192.0.1</text:span></text:p>
      <text:p text:style-name="P6"><text:span text:style-name="T1"/></text:p>
      <text:p text:style-name="P5"><text:span text:style-name="T1"/></text:p>
      <text:p text:style-name="P3"><text:span text:style-name="T3">ESERCIZIO 5</text:span></text:p>
      <text:p text:style-name="P2"/>
      <text:p text:style-name="P3">IP ADDRESS: 126.5.4.3/9</text:p>
      <text:p text:style-name="P2"/>
      <text:p text:style-name="P2">CONVERSIONE IN BINARIO:</text:p>
      <text:p text:style-name="P2"/>
      <text:p text:style-name="P2">01111110.00000101.00000100.00000011</text:p>
      <text:p text:style-name="P2"/>
      <text:p text:style-name="P3">CALCOLO SUBNET MASK:</text:p>
      <text:p text:style-name="P2"/>
      <text:p text:style-name="P2">( / 9 ) = 11111111.10000000.00000000.00000000 <text:s/>= <text:span text:style-name="T1">255.128.0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01111110.00000101.00000100.00000011</text:p>
      <text:p text:style-name="P2">Conversione Subnet Mask binario:</text:p>
      <text:p text:style-name="P2">11111111.10000000.00000000.00000000</text:p>
      <text:p text:style-name="P2"/>
      <text:p text:style-name="P2">Quindi ottengo:</text:p>
      <text:p text:style-name="P2">01111110.00000000.00000000.00000000 = <text:span text:style-name="T1">126.0.0.0</text:span></text:p>
      <text:p text:style-name="P2"><text:span text:style-name="T1"/></text:p>
      <text:p text:style-name="P2"><text:span text:style-name="T1">CALCOLO HOST: 128x256x256 = 8388606 – 2 = 8388604</text:span></text:p>
      <text:p text:style-name="P2"><text:span text:style-name="T1"/></text:p>
      <text:p text:style-name="P2"><text:span text:style-name="T1">IP BROADCAST: 126.127.255.255</text:span></text:p>
      <text:p text:style-name="P2"><text:span text:style-name="T1"/></text:p>
      <text:p text:style-name="P2"><text:span text:style-name="T1">GATEWAY “CONVENZIONALE” = 126.0.0.1</text:span></text:p>
      <text:p text:style-name="P2"><text:span text:style-name="T1"/></text:p>
      <text:p text:style-name="P2"><text:span text:style-name="T1"/></text:p>
      <text:p text:style-name="P6"><text:span text:style-name="T1"/></text:p>
      <text:p text:style-name="P5"><text:span text:style-name="T1"/></text:p>
      <text:p text:style-name="P3"><text:span text:style-name="T3">ESERCIZIO 6</text:span></text:p>
      <text:p text:style-name="P2"/>
      <text:p text:style-name="P3">IP ADDRESS: 200.1.9.8/24</text:p>
      <text:p text:style-name="P2"/>
      <text:p text:style-name="P2">CONVERSIONE IN BINARIO:</text:p>
      <text:p text:style-name="P2"><text:soft-page-break/></text:p>
      <text:p text:style-name="P2">11001000.00000001.00001001.00001000</text:p>
      <text:p text:style-name="P2"/>
      <text:p text:style-name="P3">CALCOLO SUBNET MASK:</text:p>
      <text:p text:style-name="P2"/>
      <text:p text:style-name="P2">( / 24 ) = 11111111.11111111.11111111.00000000 <text:s/>= <text:span text:style-name="T1">255.255.255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11001000.00000001.00001001.00001000</text:p>
      <text:p text:style-name="P2">Conversione Subnet Mask binario:</text:p>
      <text:p text:style-name="P2">11111111.11111111.11111111.00000000</text:p>
      <text:p text:style-name="P2"/>
      <text:p text:style-name="P2">Quindi ottengo:</text:p>
      <text:p text:style-name="P2">11001000.00000001.00001001.00000000 = <text:span text:style-name="T1">200.1.9.0</text:span></text:p>
      <text:p text:style-name="P2"><text:span text:style-name="T1"/></text:p>
      <text:p text:style-name="P2"><text:span text:style-name="T1">CALCOLO HOST: 256 – 2 = 254</text:span></text:p>
      <text:p text:style-name="P2"><text:span text:style-name="T1"/></text:p>
      <text:p text:style-name="P2"><text:span text:style-name="T1">IP BROADCAST: 200.1.9.255</text:span></text:p>
      <text:p text:style-name="P2"><text:span text:style-name="T1"/></text:p>
      <text:p text:style-name="P2"><text:span text:style-name="T1">GATEWAY “CONVENZIONALE” = 200.1.9.1</text:span></text:p>
      <text:p text:style-name="P6"><text:span text:style-name="T1"/></text:p>
      <text:p text:style-name="P5"><text:span text:style-name="T1"/></text:p>
      <text:p text:style-name="P3"><text:span text:style-name="T3">ESERCIZIO 7</text:span></text:p>
      <text:p text:style-name="P2"/>
      <text:p text:style-name="P3">IP ADDRESS: 172.16.0.4/16</text:p>
      <text:p text:style-name="P2"/>
      <text:p text:style-name="P2">CONVERSIONE IN BINARIO:</text:p>
      <text:p text:style-name="P2"/>
      <text:p text:style-name="P2">10101100.00010000.00000000.00000100</text:p>
      <text:p text:style-name="P2"/>
      <text:p text:style-name="P3">CALCOLO SUBNET MASK:</text:p>
      <text:p text:style-name="P2"/>
      <text:p text:style-name="P2">( / 16 ) = 11111111.11111111.00000000.00000000 <text:s/>= </text:p>
      <text:p text:style-name="P2"/>
      <text:p text:style-name="P2"><text:span text:style-name="T1">255.255.0.0</text:span></text:p>
      <text:p text:style-name="P2"/>
      <text:p text:style-name="P3">CALCOLO IP NETWORK CON OPERATORE “AND” :</text:p>
      <text:p text:style-name="P2"/>
      <text:p text:style-name="P2">Conversione IP address binario:</text:p>
      <text:p text:style-name="P2">10101100.00010000.00000000.00000100</text:p>
      <text:p text:style-name="P2">Conversione Subnet Mask binario:</text:p>
      <text:p text:style-name="P2">11111111.11111111.00000000.00000000</text:p>
      <text:p text:style-name="P2"/>
      <text:p text:style-name="P2">Quindi ottengo:</text:p>
      <text:p text:style-name="P2">10101100.00010000.00000000.0000000 = <text:span text:style-name="T1">172.16.0.0</text:span></text:p>
      <text:p text:style-name="P2"><text:span text:style-name="T1"/></text:p>
      <text:p text:style-name="P2"><text:span text:style-name="T1">CALCOLO HOST: 256X256 = 65636 – 2 = 65634</text:span></text:p>
      <text:p text:style-name="P2"><text:span text:style-name="T1"/></text:p>
      <text:p text:style-name="P2"><text:span text:style-name="T1">IP BROADCAST: 172.16.255.255</text:span></text:p>
      <text:p text:style-name="P2"><text:soft-page-break/><text:span text:style-name="T1"/></text:p>
      <text:p text:style-name="P2"><text:span text:style-name="T1">GATEWAY “CONVENZIONALE” = 172.16.0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27T14:38:32.69</meta:creation-date>
    <meta:document-statistic meta:table-count="0" meta:image-count="0" meta:object-count="0" meta:page-count="5" meta:paragraph-count="114" meta:word-count="401" meta:character-count="3576"/>
    <dc:date>2024-02-27T16:25:09.05</dc:date>
    <meta:editing-duration>PT14M3S</meta:editing-duration>
    <meta:editing-cycles>1</meta:editing-cycles>
    <meta:generator>OpenOffice/4.1.15$Win32 OpenOffice.org_project/4115m2$Build-9813</meta:generator>
  </office:meta>
</office:document-meta>
</file>